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list-style-name="WWNum5"/>
    <style:style style:name="P3" style:family="paragraph" style:parent-style-name="No_20_Spacing" style:list-style-name="WWNum6"/>
    <style:style style:name="P4" style:family="paragraph" style:parent-style-name="No_20_Spacing" style:list-style-name="WWNum1"/>
    <style:style style:name="P5" style:family="paragraph" style:parent-style-name="No_20_Spacing">
      <style:paragraph-properties fo:margin-left="0.25in" fo:text-indent="0in" style:auto-text-indent="false"/>
      <style:text-properties style:font-name="Calibri" fo:font-weight="bold" style:font-weight-asian="bold" style:font-name-complex="Calibri1" style:font-weight-complex="bold"/>
    </style:style>
    <style:style style:name="P6" style:family="paragraph" style:parent-style-name="No_20_Spacing">
      <style:paragraph-properties fo:margin-left="0.25in" fo:text-indent="0in" style:auto-text-indent="false"/>
      <style:text-properties fo:font-size="10pt" style:font-size-asian="10pt" style:font-size-complex="10pt"/>
    </style:style>
    <style:style style:name="P7" style:family="paragraph" style:parent-style-name="No_20_Spacing" style:list-style-name="WWNum2"/>
    <style:style style:name="P8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9" style:family="paragraph" style:parent-style-name="No_20_Spacing" style:list-style-name="WWNum3"/>
    <style:style style:name="P10" style:family="paragraph" style:parent-style-name="No_20_Spacing" style:list-style-name="WWNum4"/>
    <style:style style:name="T1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style:font-name="Calibri" fo:font-size="10pt" style:font-size-asian="10pt" style:font-name-complex="Calibri1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6" style:family="text">
      <style:text-properties style:font-name="Calibri" fo:font-size="10pt" fo:font-weight="bold" fo:background-color="#ffffff" loext:char-shading-value="0" style:font-size-asian="10pt" style:font-weight-asian="bold" style:font-family-complex="'Segoe UI'" style:font-family-generic-complex="system" style:font-pitch-complex="variable" style:font-size-complex="10pt" style:font-weight-complex="bold"/>
    </style:style>
    <style:style style:name="T7" style:family="text">
      <style:text-properties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style:font-name="Calibri" fo:font-size="10pt" officeooo:rsid="0015f5c5" style:font-size-asian="10pt" style:font-name-complex="Calibri1" style:font-size-complex="10pt"/>
    </style:style>
    <style:style style:name="Sect1" style:family="section">
      <style:section-properties style:writing-mode="lr-tb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ames Richards</text:span><text:span text:style-name="T1"/></text:p>
      <text:p text:style-name="P1" loext:marker-style-name="T2"><text:span text:style-name="T2">Technical Support / Help Desk</text:span><text:span text:style-name="T2"/></text:p>
      <text:p text:style-name="P1"><text:span text:style-name="T2">725-250-4071| </text:span><text:a xlink:type="simple" xlink:href="mailto:richardsjamesw@gmail.com" text:style-name="Internet_20_link" text:visited-style-name="Visited_20_Internet_20_Link"><text:span text:style-name="Internet_20_link"><text:span text:style-name="T2">richardsjamesw@gmail.com</text:span></text:span></text:a><text:span text:style-name="T2"> |Las Vegas, NV 89169</text:span></text:p>
      <text:p text:style-name="P1"><text:span text:style-name="T2">LinkedIn - </text:span><text:a xlink:type="simple" xlink:href="https://www.linkedin.com/in/jamesrichards1982" text:style-name="Internet_20_link" text:visited-style-name="Visited_20_Internet_20_Link"><text:span text:style-name="Internet_20_link"><text:span text:style-name="T2">https://www.linkedin.com/in/jamesrichards1982</text:span></text:span></text:a><text:span text:style-name="T2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2">https://jwrichards1982.github.io/portfolio</text:span></text:span></text:a></text:p>
      <text:p text:style-name="No_20_Spacing" loext:marker-style-name="T3"><text:span text:style-name="T3"><text:s/>SUMMARY<text:tab/><text:tab/><text:tab/><text:tab/><text:tab/><text:tab/><text:tab/><text:tab/><text:tab/><text:tab/><text:tab/><text:tab/><text:tab/></text:span><text:span text:style-name="T3"/></text:p>
      <text:p text:style-name="No_20_Spacing" loext:marker-style-name="T2"><text:span text:style-name="T2">Experienced technical Support Representative with 20+ years of experience resolving customer inquiries and providing technical solutions and teaching opportunities. Skilled in troubleshooting hardware and software issues.</text:span><text:span text:style-name="T2"/></text:p>
      <text:p text:style-name="No_20_Spacing" loext:marker-style-name="T3"><text:span text:style-name="T3">CERTIFICATIONS<text:tab/><text:tab/><text:tab/><text:tab/><text:tab/><text:tab/><text:tab/><text:tab/><text:tab/><text:tab/><text:tab/><text:tab/></text:span><text:span text:style-name="T3"/></text:p>
      <text:list text:style-name="WWNum5">
        <text:list-item>
          <text:p text:style-name="P2" loext:marker-style-name="T4"><text:span text:style-name="T2">CompTIA A+ lifetime (2001), C.E. (2014 - ongoing)</text:span><text:span text:style-name="T2"/></text:p>
        </text:list-item>
        <text:list-item>
          <text:p text:style-name="P2" loext:marker-style-name="T2"><text:span text:style-name="T2">Microsoft Office User Specialist (M.O.U.S.) certificate. (2000), Now Microsoft Office Specialist (MO.S.)</text:span><text:span text:style-name="T2"/></text:p>
        </text:list-item>
        <text:list-item>
          <text:p text:style-name="P2" loext:marker-style-name="T2"><text:span text:style-name="T2">Business Office Technology vocation certificate. (2000)</text:span><text:span text:style-name="T2"/></text:p>
        </text:list-item>
      </text:list>
      <text:p text:style-name="No_20_Spacing" loext:marker-style-name="T3"><text:span text:style-name="T3">SKILLS<text:tab/><text:tab/><text:tab/><text:tab/><text:tab/><text:tab/><text:tab/><text:tab/><text:tab/><text:tab/><text:tab/><text:tab/><text:tab/><text:tab/></text:span><text:span text:style-name="T3"/></text:p>
      <text:section text:style-name="Sect1" text:name="TextSection">
        <text:list text:style-name="WWNum6">
          <text:list-item>
            <text:p text:style-name="P3" loext:marker-style-name="T2"><text:span text:style-name="T2">Technical / Customer Support</text:span><text:span text:style-name="T2"/></text:p>
          </text:list-item>
          <text:list-item>
            <text:p text:style-name="P3" loext:marker-style-name="T2"><text:span text:style-name="T2">Active Listening</text:span><text:span text:style-name="T2"/></text:p>
          </text:list-item>
          <text:list-item>
            <text:p text:style-name="P3" loext:marker-style-name="T2"><text:span text:style-name="T2">Analytical and Critical Thinking<text:tab/></text:span><text:span text:style-name="T2"/></text:p>
          </text:list-item>
          <text:list-item>
            <text:p text:style-name="P3" loext:marker-style-name="T2"><text:span text:style-name="T2">Active Directory</text:span><text:span text:style-name="T2"/></text:p>
          </text:list-item>
          <text:list-item>
            <text:p text:style-name="P3" loext:marker-style-name="T2"><text:span text:style-name="T2">C++, Java, HTML/CSS</text:span><text:span text:style-name="T2"/></text:p>
          </text:list-item>
          <text:list-item>
            <text:p text:style-name="P3" loext:marker-style-name="T4"><text:span text:style-name="T2">Switches / routers</text:span><text:span text:style-name="T2"/></text:p>
          </text:list-item>
          <text:list-item>
            <text:p text:style-name="P3" loext:marker-style-name="T2"><text:span text:style-name="T2">Microsoft Office </text:span><text:span text:style-name="T2"/></text:p>
          </text:list-item>
          <text:list-item>
            <text:p text:style-name="P3" loext:marker-style-name="T2"><text:span text:style-name="T2">Linux – MacOS – Windows XP -11</text:span><text:span text:style-name="T2"/></text:p>
          </text:list-item>
          <text:list-item>
            <text:p text:style-name="P3" loext:marker-style-name="T2"><text:span text:style-name="T2">ServiceNow – ZenDesk- Jira</text:span><text:span text:style-name="T2"/></text:p>
          </text:list-item>
        </text:list>
      </text:section>
      <text:section text:style-name="Sect2" text:name="Section1">
        <text:p text:style-name="No_20_Spacing" loext:marker-style-name="T3"><text:span text:style-name="T3">WORK HISTORY<text:tab/><text:tab/><text:tab/><text:tab/><text:tab/><text:tab/><text:tab/><text:tab/><text:tab/><text:tab/><text:tab/><text:tab/><text:tab/></text:span><text:span text:style-name="T3"/></text:p>
        <text:p text:style-name="No_20_Spacing" loext:marker-style-name="T4"><text:span text:style-name="T5">TELUS Digital,</text:span><text:span text:style-name="T6"> Las Vegas, NV<text:tab/><text:tab/><text:tab/></text:span><text:span text:style-name="T5"><text:tab/><text:tab/><text:tab/><text:tab/>Oct 2025 - current</text:span></text:p>
        <text:p text:style-name="No_20_Spacing" loext:marker-style-name="T5"><text:span text:style-name="T5">Travel Counselor, American Express </text:span><text:span text:style-name="T5"/></text:p>
        <text:list text:style-name="WWNum1">
          <text:list-item>
            <text:p text:style-name="P4" loext:marker-style-name="T7"><text:span text:style-name="T7">Crafted travel plans for Americn Express Platinum Card Members, booking air tickets, hotel stays and rental cars.</text:span><text:span text:style-name="T7"/></text:p>
          </text:list-item>
          <text:list-item>
            <text:p text:style-name="P4" loext:marker-style-name="T7"><text:span text:style-name="T7">Consulted on various activities and excursions for Card Members when traveling.</text:span><text:span text:style-name="T7"/></text:p>
          </text:list-item>
        </text:list>
        <text:p text:style-name="P5" loext:marker-style-name="T8"/>
        <text:p text:style-name="No_20_Spacing" loext:marker-style-name="T4"><text:span text:style-name="T5">DXC Technology,</text:span><text:span text:style-name="T6"> Las Vegas, NV</text:span><text:span text:style-name="T5"> (contract complete)<text:tab/><text:tab/><text:tab/>Jul 2023 - Jan 2024</text:span></text:p>
        <text:p text:style-name="No_20_Spacing" loext:marker-style-name="T5"><text:span text:style-name="T5">Help Desk Analyst </text:span><text:span text:style-name="T5"/></text:p>
        <text:list text:continue-numbering="true" text:style-name="WWNum1">
          <text:list-item>
            <text:p text:style-name="P4" loext:marker-style-name="T2"><text:span text:style-name="T2">First line general Help Desk support for DoD contractor Raytheon and Pratt &amp; Whitney. </text:span><text:span text:style-name="T2"/></text:p>
          </text:list-item>
          <text:list-item>
            <text:p text:style-name="P4" loext:marker-style-name="T2"><text:span text:style-name="T2">Managed and maintained user accounts on Active Directory and Office 365.</text:span><text:span text:style-name="T2"/></text:p>
          </text:list-item>
          <text:list-item>
            <text:p text:style-name="P4" loext:marker-style-name="T2"><text:span text:style-name="T2">Proper handling of escalations and access requests.</text:span><text:span text:style-name="T2"/></text:p>
          </text:list-item>
        </text:list>
        <text:p text:style-name="P6" loext:marker-style-name="T4"/>
        <text:p text:style-name="No_20_Spacing" loext:marker-style-name="T5"><text:span text:style-name="T5">Robert Half International, Las Vegas, NV (contract complete)<text:tab/><text:tab/>Nov 2021 – Oct 2022</text:span><text:span text:style-name="T5"/></text:p>
        <text:p text:style-name="No_20_Spacing" loext:marker-style-name="T4"><text:span text:style-name="T5">Help Desk Analyst</text:span><text:span text:style-name="T5"/></text:p>
        <text:list text:style-name="WWNum2">
          <text:list-item>
            <text:p text:style-name="P7" loext:marker-style-name="T2"><text:span text:style-name="T2">General help desk support for various clients and needs</text:span><text:span text:style-name="T2"/></text:p>
          </text:list-item>
          <text:list-item>
            <text:p text:style-name="P7" loext:marker-style-name="T2"><text:span text:style-name="T2">New user credential management, general access issues to various tools and programs</text:span><text:span text:style-name="T2"/></text:p>
          </text:list-item>
          <text:list-item>
            <text:p text:style-name="P7" loext:marker-style-name="T4"><text:span text:style-name="T2">Consistently received positive reviews and praise from both client and their customers.</text:span><text:span text:style-name="T2"/></text:p>
          </text:list-item>
        </text:list>
        <text:p text:style-name="P8" loext:marker-style-name="T2"/>
        <text:p text:style-name="No_20_Spacing" loext:marker-style-name="T4"><text:span text:style-name="T5">IPGARD, Las Vegas, NV<text:tab/><text:tab/><text:tab/><text:tab/><text:tab/><text:tab/><text:tab/>Feb 2020 – Jun 2020</text:span><text:span text:style-name="T5"/></text:p>
        <text:p text:style-name="No_20_Spacing" loext:marker-style-name="T4"><text:span text:style-name="T5">IT Support Manager</text:span><text:span text:style-name="T5"/></text:p>
        <text:list text:style-name="WWNum3">
          <text:list-item>
            <text:p text:style-name="P9" loext:marker-style-name="T2"><text:span text:style-name="T2">Helped gain NIAP certification for all products and network security.</text:span><text:span text:style-name="T2"/></text:p>
          </text:list-item>
          <text:list-item>
            <text:p text:style-name="P9" loext:marker-style-name="T2"><text:span text:style-name="T2">Completed inventory of all equipment in the building and developed a complete SOP of IT operations.</text:span><text:span text:style-name="T2"/></text:p>
          </text:list-item>
          <text:list-item>
            <text:p text:style-name="P9" loext:marker-style-name="T2"><text:span text:style-name="T2">Made the IT Department useful and efficient in bolstering the company’s objectives and prosperity.</text:span><text:span text:style-name="T2"/></text:p>
          </text:list-item>
        </text:list>
        <text:p text:style-name="P8" loext:marker-style-name="T2"/>
        <text:p text:style-name="No_20_Spacing" loext:marker-style-name="T4"><text:span text:style-name="T5">DTT / DTiQ, Las Vegas, NV<text:tab/><text:tab/><text:tab/><text:tab/><text:tab/><text:tab/><text:tab/>Jul 2013 – Apr 2019</text:span><text:span text:style-name="T5"/></text:p>
        <text:p text:style-name="No_20_Spacing" loext:marker-style-name="T5"><text:span text:style-name="T5">Technical Support Representative</text:span><text:span text:style-name="T5"/></text:p>
        <text:list text:style-name="WWNum4">
          <text:list-item>
            <text:p text:style-name="P10" loext:marker-style-name="T2"><text:span text:style-name="T2">Provided technical and customer support for DTiQ clients and businesses with POS integrated video.</text:span><text:span text:style-name="T2"/></text:p>
          </text:list-item>
          <text:list-item>
            <text:p text:style-name="P10" loext:marker-style-name="T2"><text:span text:style-name="T2">Increased successful Loss Prevention for clients, handling sensitive documentation and video/audio evidence.</text:span><text:span text:style-name="T2"/></text:p>
          </text:list-item>
          <text:list-item>
            <text:p text:style-name="P10" loext:marker-style-name="T2"><text:span text:style-name="T2">Resolved remote connectivity and hardware problems with various third-party switches, routers, and devices.</text:span><text:span text:style-name="T2"/></text:p>
          </text:list-item>
        </text:list>
        <text:p text:style-name="No_20_Spacing" loext:marker-style-name="T3"><text:span text:style-name="T3">EDUCATION<text:tab/><text:tab/><text:tab/><text:tab/><text:tab/><text:tab/><text:tab/><text:tab/><text:tab/><text:tab/><text:tab/><text:tab/><text:tab/></text:span><text:span text:style-name="T3"/></text:p>
        <text:p text:style-name="No_20_Spacing" loext:marker-style-name="T2"><text:span text:style-name="T2">High Tech Institute - Phoenix, Arizona</text:span><text:span text:style-name="T2"/></text:p>
        <text:p text:style-name="No_20_Spacing" loext:marker-style-name="T4"><text:span text:style-name="T2">Associate in Applied Science: Information Technology (Aug 2001 – </text:span><text:span text:style-name="T9">incomplete</text:span><text:span text:style-name="T2">)</text:span></text:p>
        <text:p text:style-name="P8" loext:marker-style-name="T2"/>
        <text:p text:style-name="No_20_Spacing" loext:marker-style-name="T2"><text:span text:style-name="T2">Roswell Job Corps – Eastern New Mexico University Roswell, New Mexico</text:span><text:span text:style-name="T2"/></text:p>
        <text:p text:style-name="No_20_Spacing" loext:marker-style-name="T4"><text:span text:style-name="T2">High School Diploma (Sep 2001 – Sep 2001)</text:span><text:span text:style-name="T2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2T13:36:00</meta:creation-date>
    <meta:initial-creator>Jitender Singh</meta:initial-creator>
    <dc:language>en-US</dc:language>
    <meta:print-date>2025-12-01T10:04:52.935645296</meta:print-date>
    <dc:date>2025-12-22T17:51:49.655727056</dc:date>
    <meta:editing-cycles>34</meta:editing-cycles>
    <meta:editing-duration>PT8H48M18S</meta:editing-duration>
    <meta:generator>LibreOffice/25.2.7.2$Linux_X86_64 LibreOffice_project/520$Build-2</meta:generator>
    <meta:printed-by>PDF files</meta:printed-by>
    <meta:document-statistic meta:table-count="0" meta:image-count="0" meta:object-count="0" meta:page-count="1" meta:paragraph-count="50" meta:word-count="403" meta:character-count="2845" meta:non-whitespace-character-count="2416"/>
    <meta:user-defined meta:name="AppVersion">15.0000</meta:user-defined>
    <meta:template xlink:type="simple" xlink:actuate="onRequest" xlink:title="Normal" xlink:href=""/>
  </office:meta>
</office:document-meta>
</file>